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bb26d"/>
    </style:style>
    <style:style style:name="T1" style:family="text">
      <style:text-properties officeooo:rsid="001bb2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VIPER 5 IS NOW READY FOR RELEASE.</text:span></text:p>
      <text:p text:style-name="Standard"><text:span text:style-name="T1"/></text:p>
      <text:p text:style-name="Standard"><text:span text:style-name="T1">The link for executables for Linux and Windows are as so:</text:span></text:p>
      <text:p text:style-name="Standard"><text:span text:style-name="T1"/></text:p>
      <text:p text:style-name="P1"><text:span text:style-name="T1">&lt;a href='</text:span><text:a xlink:type="simple" xlink:href="http://www.mediafire.com/download/adoz24sz4a9jdv2/executable.zip"><text:span text:style-name="T1">http://www.mediafire.com/download/adoz24sz4a9jdv2/executable.zip</text:span></text:a><text:span text:style-name="T1">'&gt; Linux &lt;/a&gt;</text:span></text:p>
      <text:p text:style-name="P1"><text:span text:style-name="T1"/></text:p>
      <text:p text:style-name="P1"><text:span text:style-name="T1">&lt;a href=''&gt; Windows &lt;/a&gt;</text:span></text:p>
      <text:p text:style-name="P1"><text:span text:style-name="T1"/></text:p>
      <text:p text:style-name="P1"><text:span text:style-name="T1">Do go through the Readme.html file that is placed under the folder readme inside the extracted archive. I hope you like this release of VIP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15:46:20</meta:creation-date>
    <dc:date>2013-06-01T15:48:50</dc:date>
    <meta:editing-duration>P0D</meta:editing-duration>
    <meta:editing-cycles>1</meta:editing-cycles>
    <meta:document-statistic meta:table-count="0" meta:image-count="0" meta:object-count="0" meta:page-count="1" meta:paragraph-count="5" meta:word-count="51" meta:character-count="342" meta:non-whitespace-character-count="296"/>
    <meta:generator>LibreOffice/3.6$Linux_x86 LibreOffice_project/360m1$Build-2</meta:generator>
  </office:meta>
</office:document-meta>
</file>